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3.57mm" svg:height="216.47mm" svg:x="141.6mm" svg:y="1.06mm">
            <draw:object draw:notify-on-update-of-ranges="Sheet1.A2:Sheet1.A42 Sheet1.B1:Sheet1.B1 Sheet1.B2:Sheet1.B42 Sheet1.C1:Sheet1.C1 Sheet1.C2:Sheet1.C42 Sheet1.D1:Sheet1.D1 Sheet1.D2:Sheet1.D42 Sheet1.E1:Sheet1.E1 Sheet1.E2:Sheet1.E42 Sheet1.F1:Sheet1.F1 Sheet1.F2:Sheet1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ine</text:p>
          </table:table-cell>
          <table:table-cell office:value-type="string" calcext:value-type="string">
            <text:p>f1(x) y=0.4</text:p>
          </table:table-cell>
          <table:table-cell office:value-type="string" calcext:value-type="string">
            <text:p>f2(x) y=0.5</text:p>
          </table:table-cell>
          <table:table-cell office:value-type="string" calcext:value-type="string">
            <text:p>f3(x) y=0.9</text:p>
          </table:table-cell>
          <table:table-cell office:value-type="string" calcext:value-type="string">
            <text:p>f4(x) y=0.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formula="of:= -((-[.$A2]^(2))*([.C$43]) + (1-[.C$43])) + 1" office:value-type="float" office:value="0" calcext:value-type="float">
            <text:p>0</text:p>
          </table:table-cell>
          <table:table-cell table:formula="of:= -((-[.$A2]^(2))*([.D$43]) + (1-[.D$43])) + 1" office:value-type="float" office:value="0" calcext:value-type="float">
            <text:p>0</text:p>
          </table:table-cell>
          <table:table-cell table:formula="of:= -((-[.$A2]^(2))*([.E$43]) + (1-[.E$43])) + 1" office:value-type="float" office:value="0" calcext:value-type="float">
            <text:p>0</text:p>
          </table:table-cell>
          <table:table-cell table:formula="of:= -((-[.$A2]^(2))*([.F$43]) + (1-[.F$43])) + 1"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95" calcext:value-type="float">
            <text:p>-0,95</text:p>
          </table:table-cell>
          <table:table-cell office:value-type="float" office:value="0.025" calcext:value-type="float">
            <text:p>0,025</text:p>
          </table:table-cell>
          <table:table-cell table:formula="of:= -((-[.$A3]^(2))*([.C$43]) + (1-[.C$43])) + 1" office:value-type="float" office:value="0.0389999999999999" calcext:value-type="float">
            <text:p>0,039</text:p>
          </table:table-cell>
          <table:table-cell table:formula="of:= -((-[.$A3]^(2))*([.D$43]) + (1-[.D$43])) + 1" office:value-type="float" office:value="0.04875" calcext:value-type="float">
            <text:p>0,04875</text:p>
          </table:table-cell>
          <table:table-cell table:formula="of:= -((-[.$A3]^(2))*([.E$43]) + (1-[.E$43])) + 1" office:value-type="float" office:value="0.078" calcext:value-type="float">
            <text:p>0,078</text:p>
          </table:table-cell>
          <table:table-cell table:formula="of:= -((-[.$A3]^(2))*([.F$43]) + (1-[.F$43])) + 1" office:value-type="float" office:value="0.00974999999999993" calcext:value-type="float">
            <text:p>0,00975</text:p>
          </table:table-cell>
        </table:table-row>
        <table:table-row table:style-name="ro2">
          <table:table-cell office:value-type="float" office:value="-0.9" calcext:value-type="float">
            <text:p>-0,9</text:p>
          </table:table-cell>
          <table:table-cell office:value-type="float" office:value="0.05" calcext:value-type="float">
            <text:p>0,05</text:p>
          </table:table-cell>
          <table:table-cell table:formula="of:= -((-[.$A4]^(2))*([.C$43]) + (1-[.C$43])) + 1" office:value-type="float" office:value="0.076" calcext:value-type="float">
            <text:p>0,076</text:p>
          </table:table-cell>
          <table:table-cell table:formula="of:= -((-[.$A4]^(2))*([.D$43]) + (1-[.D$43])) + 1" office:value-type="float" office:value="0.095" calcext:value-type="float">
            <text:p>0,095</text:p>
          </table:table-cell>
          <table:table-cell table:formula="of:= -((-[.$A4]^(2))*([.E$43]) + (1-[.E$43])) + 1" office:value-type="float" office:value="0.152" calcext:value-type="float">
            <text:p>0,152</text:p>
          </table:table-cell>
          <table:table-cell table:formula="of:= -((-[.$A4]^(2))*([.F$43]) + (1-[.F$43])) + 1" office:value-type="float" office:value="0.0189999999999999" calcext:value-type="float">
            <text:p>0,019</text:p>
          </table:table-cell>
        </table:table-row>
        <table:table-row table:style-name="ro2">
          <table:table-cell office:value-type="float" office:value="-0.85" calcext:value-type="float">
            <text:p>-0,85</text:p>
          </table:table-cell>
          <table:table-cell office:value-type="float" office:value="0.075" calcext:value-type="float">
            <text:p>0,075</text:p>
          </table:table-cell>
          <table:table-cell table:formula="of:= -((-[.$A5]^(2))*([.C$43]) + (1-[.C$43])) + 1" office:value-type="float" office:value="0.111" calcext:value-type="float">
            <text:p>0,111</text:p>
          </table:table-cell>
          <table:table-cell table:formula="of:= -((-[.$A5]^(2))*([.D$43]) + (1-[.D$43])) + 1" office:value-type="float" office:value="0.13875" calcext:value-type="float">
            <text:p>0,13875</text:p>
          </table:table-cell>
          <table:table-cell table:formula="of:= -((-[.$A5]^(2))*([.E$43]) + (1-[.E$43])) + 1" office:value-type="float" office:value="0.222" calcext:value-type="float">
            <text:p>0,222</text:p>
          </table:table-cell>
          <table:table-cell table:formula="of:= -((-[.$A5]^(2))*([.F$43]) + (1-[.F$43])) + 1" office:value-type="float" office:value="0.0277499999999999" calcext:value-type="float">
            <text:p>0,02775</text:p>
          </table:table-cell>
        </table:table-row>
        <table:table-row table:style-name="ro2"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formula="of:= -((-[.$A6]^(2))*([.C$43]) + (1-[.C$43])) + 1" office:value-type="float" office:value="0.144" calcext:value-type="float">
            <text:p>0,144</text:p>
          </table:table-cell>
          <table:table-cell table:formula="of:= -((-[.$A6]^(2))*([.D$43]) + (1-[.D$43])) + 1" office:value-type="float" office:value="0.18" calcext:value-type="float">
            <text:p>0,18</text:p>
          </table:table-cell>
          <table:table-cell table:formula="of:= -((-[.$A6]^(2))*([.E$43]) + (1-[.E$43])) + 1" office:value-type="float" office:value="0.288" calcext:value-type="float">
            <text:p>0,288</text:p>
          </table:table-cell>
          <table:table-cell table:formula="of:= -((-[.$A6]^(2))*([.F$43]) + (1-[.F$43])) + 1" office:value-type="float" office:value="0.0359999999999999" calcext:value-type="float">
            <text:p>0,036</text:p>
          </table:table-cell>
        </table:table-row>
        <table:table-row table:style-name="ro2">
          <table:table-cell office:value-type="float" office:value="-0.75" calcext:value-type="float">
            <text:p>-0,75</text:p>
          </table:table-cell>
          <table:table-cell office:value-type="float" office:value="0.125" calcext:value-type="float">
            <text:p>0,125</text:p>
          </table:table-cell>
          <table:table-cell table:formula="of:= -((-[.$A7]^(2))*([.C$43]) + (1-[.C$43])) + 1" office:value-type="float" office:value="0.175" calcext:value-type="float">
            <text:p>0,175</text:p>
          </table:table-cell>
          <table:table-cell table:formula="of:= -((-[.$A7]^(2))*([.D$43]) + (1-[.D$43])) + 1" office:value-type="float" office:value="0.21875" calcext:value-type="float">
            <text:p>0,21875</text:p>
          </table:table-cell>
          <table:table-cell table:formula="of:= -((-[.$A7]^(2))*([.E$43]) + (1-[.E$43])) + 1" office:value-type="float" office:value="0.35" calcext:value-type="float">
            <text:p>0,35</text:p>
          </table:table-cell>
          <table:table-cell table:formula="of:= -((-[.$A7]^(2))*([.F$43]) + (1-[.F$43])) + 1" office:value-type="float" office:value="0.04375" calcext:value-type="float">
            <text:p>0,04375</text:p>
          </table:table-cell>
        </table:table-row>
        <table:table-row table:style-name="ro2">
          <table:table-cell office:value-type="float" office:value="-0.700000000000001" calcext:value-type="float">
            <text:p>-0,700000000000001</text:p>
          </table:table-cell>
          <table:table-cell office:value-type="float" office:value="0.15" calcext:value-type="float">
            <text:p>0,15</text:p>
          </table:table-cell>
          <table:table-cell table:formula="of:= -((-[.$A8]^(2))*([.C$43]) + (1-[.C$43])) + 1" office:value-type="float" office:value="0.203999999999999" calcext:value-type="float">
            <text:p>0,203999999999999</text:p>
          </table:table-cell>
          <table:table-cell table:formula="of:= -((-[.$A8]^(2))*([.D$43]) + (1-[.D$43])) + 1" office:value-type="float" office:value="0.254999999999999" calcext:value-type="float">
            <text:p>0,254999999999999</text:p>
          </table:table-cell>
          <table:table-cell table:formula="of:= -((-[.$A8]^(2))*([.E$43]) + (1-[.E$43])) + 1" office:value-type="float" office:value="0.407999999999999" calcext:value-type="float">
            <text:p>0,407999999999999</text:p>
          </table:table-cell>
          <table:table-cell table:formula="of:= -((-[.$A8]^(2))*([.F$43]) + (1-[.F$43])) + 1" office:value-type="float" office:value="0.0509999999999998" calcext:value-type="float">
            <text:p>0,051</text:p>
          </table:table-cell>
        </table:table-row>
        <table:table-row table:style-name="ro2">
          <table:table-cell office:value-type="float" office:value="-0.650000000000001" calcext:value-type="float">
            <text:p>-0,650000000000001</text:p>
          </table:table-cell>
          <table:table-cell office:value-type="float" office:value="0.175" calcext:value-type="float">
            <text:p>0,175</text:p>
          </table:table-cell>
          <table:table-cell table:formula="of:= -((-[.$A9]^(2))*([.C$43]) + (1-[.C$43])) + 1" office:value-type="float" office:value="0.230999999999999" calcext:value-type="float">
            <text:p>0,230999999999999</text:p>
          </table:table-cell>
          <table:table-cell table:formula="of:= -((-[.$A9]^(2))*([.D$43]) + (1-[.D$43])) + 1" office:value-type="float" office:value="0.288749999999999" calcext:value-type="float">
            <text:p>0,288749999999999</text:p>
          </table:table-cell>
          <table:table-cell table:formula="of:= -((-[.$A9]^(2))*([.E$43]) + (1-[.E$43])) + 1" office:value-type="float" office:value="0.461999999999999" calcext:value-type="float">
            <text:p>0,461999999999999</text:p>
          </table:table-cell>
          <table:table-cell table:formula="of:= -((-[.$A9]^(2))*([.F$43]) + (1-[.F$43])) + 1" office:value-type="float" office:value="0.0577499999999999" calcext:value-type="float">
            <text:p>0,05775</text:p>
          </table:table-cell>
        </table:table-row>
        <table:table-row table:style-name="ro2">
          <table:table-cell office:value-type="float" office:value="-0.600000000000001" calcext:value-type="float">
            <text:p>-0,600000000000001</text:p>
          </table:table-cell>
          <table:table-cell office:value-type="float" office:value="0.2" calcext:value-type="float">
            <text:p>0,2</text:p>
          </table:table-cell>
          <table:table-cell table:formula="of:= -((-[.$A10]^(2))*([.C$43]) + (1-[.C$43])) + 1" office:value-type="float" office:value="0.255999999999999" calcext:value-type="float">
            <text:p>0,255999999999999</text:p>
          </table:table-cell>
          <table:table-cell table:formula="of:= -((-[.$A10]^(2))*([.D$43]) + (1-[.D$43])) + 1" office:value-type="float" office:value="0.319999999999999" calcext:value-type="float">
            <text:p>0,319999999999999</text:p>
          </table:table-cell>
          <table:table-cell table:formula="of:= -((-[.$A10]^(2))*([.E$43]) + (1-[.E$43])) + 1" office:value-type="float" office:value="0.511999999999999" calcext:value-type="float">
            <text:p>0,511999999999999</text:p>
          </table:table-cell>
          <table:table-cell table:formula="of:= -((-[.$A10]^(2))*([.F$43]) + (1-[.F$43])) + 1" office:value-type="float" office:value="0.0639999999999998" calcext:value-type="float">
            <text:p>0,064</text:p>
          </table:table-cell>
        </table:table-row>
        <table:table-row table:style-name="ro2">
          <table:table-cell office:value-type="float" office:value="-0.550000000000001" calcext:value-type="float">
            <text:p>-0,550000000000001</text:p>
          </table:table-cell>
          <table:table-cell office:value-type="float" office:value="0.225" calcext:value-type="float">
            <text:p>0,225</text:p>
          </table:table-cell>
          <table:table-cell table:formula="of:= -((-[.$A11]^(2))*([.C$43]) + (1-[.C$43])) + 1" office:value-type="float" office:value="0.279" calcext:value-type="float">
            <text:p>0,279</text:p>
          </table:table-cell>
          <table:table-cell table:formula="of:= -((-[.$A11]^(2))*([.D$43]) + (1-[.D$43])) + 1" office:value-type="float" office:value="0.348749999999999" calcext:value-type="float">
            <text:p>0,348749999999999</text:p>
          </table:table-cell>
          <table:table-cell table:formula="of:= -((-[.$A11]^(2))*([.E$43]) + (1-[.E$43])) + 1" office:value-type="float" office:value="0.557999999999999" calcext:value-type="float">
            <text:p>0,557999999999999</text:p>
          </table:table-cell>
          <table:table-cell table:formula="of:= -((-[.$A11]^(2))*([.F$43]) + (1-[.F$43])) + 1" office:value-type="float" office:value="0.0697499999999999" calcext:value-type="float">
            <text:p>0,06975</text:p>
          </table:table-cell>
        </table:table-row>
        <table:table-row table:style-name="ro2">
          <table:table-cell office:value-type="float" office:value="-0.500000000000001" calcext:value-type="float">
            <text:p>-0,500000000000001</text:p>
          </table:table-cell>
          <table:table-cell office:value-type="float" office:value="0.25" calcext:value-type="float">
            <text:p>0,25</text:p>
          </table:table-cell>
          <table:table-cell table:formula="of:= -((-[.$A12]^(2))*([.C$43]) + (1-[.C$43])) + 1" office:value-type="float" office:value="0.3" calcext:value-type="float">
            <text:p>0,3</text:p>
          </table:table-cell>
          <table:table-cell table:formula="of:= -((-[.$A12]^(2))*([.D$43]) + (1-[.D$43])) + 1" office:value-type="float" office:value="0.375" calcext:value-type="float">
            <text:p>0,375</text:p>
          </table:table-cell>
          <table:table-cell table:formula="of:= -((-[.$A12]^(2))*([.E$43]) + (1-[.E$43])) + 1" office:value-type="float" office:value="0.599999999999999" calcext:value-type="float">
            <text:p>0,599999999999999</text:p>
          </table:table-cell>
          <table:table-cell table:formula="of:= -((-[.$A12]^(2))*([.F$43]) + (1-[.F$43])) + 1" office:value-type="float" office:value="0.0749999999999998" calcext:value-type="float">
            <text:p>0,075</text:p>
          </table:table-cell>
        </table:table-row>
        <table:table-row table:style-name="ro2">
          <table:table-cell office:value-type="float" office:value="-0.450000000000001" calcext:value-type="float">
            <text:p>-0,450000000000001</text:p>
          </table:table-cell>
          <table:table-cell office:value-type="float" office:value="0.275" calcext:value-type="float">
            <text:p>0,275</text:p>
          </table:table-cell>
          <table:table-cell table:formula="of:= -((-[.$A13]^(2))*([.C$43]) + (1-[.C$43])) + 1" office:value-type="float" office:value="0.319" calcext:value-type="float">
            <text:p>0,319</text:p>
          </table:table-cell>
          <table:table-cell table:formula="of:= -((-[.$A13]^(2))*([.D$43]) + (1-[.D$43])) + 1" office:value-type="float" office:value="0.398749999999999" calcext:value-type="float">
            <text:p>0,398749999999999</text:p>
          </table:table-cell>
          <table:table-cell table:formula="of:= -((-[.$A13]^(2))*([.E$43]) + (1-[.E$43])) + 1" office:value-type="float" office:value="0.637999999999999" calcext:value-type="float">
            <text:p>0,637999999999999</text:p>
          </table:table-cell>
          <table:table-cell table:formula="of:= -((-[.$A13]^(2))*([.F$43]) + (1-[.F$43])) + 1" office:value-type="float" office:value="0.0797499999999999" calcext:value-type="float">
            <text:p>0,07975</text:p>
          </table:table-cell>
        </table:table-row>
        <table:table-row table:style-name="ro2">
          <table:table-cell office:value-type="float" office:value="-0.400000000000001" calcext:value-type="float">
            <text:p>-0,400000000000001</text:p>
          </table:table-cell>
          <table:table-cell office:value-type="float" office:value="0.3" calcext:value-type="float">
            <text:p>0,3</text:p>
          </table:table-cell>
          <table:table-cell table:formula="of:= -((-[.$A14]^(2))*([.C$43]) + (1-[.C$43])) + 1" office:value-type="float" office:value="0.336" calcext:value-type="float">
            <text:p>0,336</text:p>
          </table:table-cell>
          <table:table-cell table:formula="of:= -((-[.$A14]^(2))*([.D$43]) + (1-[.D$43])) + 1" office:value-type="float" office:value="0.42" calcext:value-type="float">
            <text:p>0,42</text:p>
          </table:table-cell>
          <table:table-cell table:formula="of:= -((-[.$A14]^(2))*([.E$43]) + (1-[.E$43])) + 1" office:value-type="float" office:value="0.671999999999999" calcext:value-type="float">
            <text:p>0,671999999999999</text:p>
          </table:table-cell>
          <table:table-cell table:formula="of:= -((-[.$A14]^(2))*([.F$43]) + (1-[.F$43])) + 1" office:value-type="float" office:value="0.0839999999999998" calcext:value-type="float">
            <text:p>0,084</text:p>
          </table:table-cell>
        </table:table-row>
        <table:table-row table:style-name="ro2">
          <table:table-cell office:value-type="float" office:value="-0.350000000000001" calcext:value-type="float">
            <text:p>-0,350000000000001</text:p>
          </table:table-cell>
          <table:table-cell office:value-type="float" office:value="0.325" calcext:value-type="float">
            <text:p>0,325</text:p>
          </table:table-cell>
          <table:table-cell table:formula="of:= -((-[.$A15]^(2))*([.C$43]) + (1-[.C$43])) + 1" office:value-type="float" office:value="0.351" calcext:value-type="float">
            <text:p>0,351</text:p>
          </table:table-cell>
          <table:table-cell table:formula="of:= -((-[.$A15]^(2))*([.D$43]) + (1-[.D$43])) + 1" office:value-type="float" office:value="0.43875" calcext:value-type="float">
            <text:p>0,43875</text:p>
          </table:table-cell>
          <table:table-cell table:formula="of:= -((-[.$A15]^(2))*([.E$43]) + (1-[.E$43])) + 1" office:value-type="float" office:value="0.702" calcext:value-type="float">
            <text:p>0,702</text:p>
          </table:table-cell>
          <table:table-cell table:formula="of:= -((-[.$A15]^(2))*([.F$43]) + (1-[.F$43])) + 1" office:value-type="float" office:value="0.0877499999999999" calcext:value-type="float">
            <text:p>0,08775</text:p>
          </table:table-cell>
        </table:table-row>
        <table:table-row table:style-name="ro2">
          <table:table-cell office:value-type="float" office:value="-0.300000000000001" calcext:value-type="float">
            <text:p>-0,300000000000001</text:p>
          </table:table-cell>
          <table:table-cell office:value-type="float" office:value="0.35" calcext:value-type="float">
            <text:p>0,35</text:p>
          </table:table-cell>
          <table:table-cell table:formula="of:= -((-[.$A16]^(2))*([.C$43]) + (1-[.C$43])) + 1" office:value-type="float" office:value="0.364" calcext:value-type="float">
            <text:p>0,364</text:p>
          </table:table-cell>
          <table:table-cell table:formula="of:= -((-[.$A16]^(2))*([.D$43]) + (1-[.D$43])) + 1" office:value-type="float" office:value="0.455" calcext:value-type="float">
            <text:p>0,455</text:p>
          </table:table-cell>
          <table:table-cell table:formula="of:= -((-[.$A16]^(2))*([.E$43]) + (1-[.E$43])) + 1" office:value-type="float" office:value="0.728" calcext:value-type="float">
            <text:p>0,728</text:p>
          </table:table-cell>
          <table:table-cell table:formula="of:= -((-[.$A16]^(2))*([.F$43]) + (1-[.F$43])) + 1" office:value-type="float" office:value="0.091" calcext:value-type="float">
            <text:p>0,091</text:p>
          </table:table-cell>
        </table:table-row>
        <table:table-row table:style-name="ro2">
          <table:table-cell office:value-type="float" office:value="-0.250000000000002" calcext:value-type="float">
            <text:p>-0,250000000000002</text:p>
          </table:table-cell>
          <table:table-cell office:value-type="float" office:value="0.375" calcext:value-type="float">
            <text:p>0,375</text:p>
          </table:table-cell>
          <table:table-cell table:formula="of:= -((-[.$A17]^(2))*([.C$43]) + (1-[.C$43])) + 1" office:value-type="float" office:value="0.375" calcext:value-type="float">
            <text:p>0,375</text:p>
          </table:table-cell>
          <table:table-cell table:formula="of:= -((-[.$A17]^(2))*([.D$43]) + (1-[.D$43])) + 1" office:value-type="float" office:value="0.46875" calcext:value-type="float">
            <text:p>0,46875</text:p>
          </table:table-cell>
          <table:table-cell table:formula="of:= -((-[.$A17]^(2))*([.E$43]) + (1-[.E$43])) + 1" office:value-type="float" office:value="0.749999999999999" calcext:value-type="float">
            <text:p>0,749999999999999</text:p>
          </table:table-cell>
          <table:table-cell table:formula="of:= -((-[.$A17]^(2))*([.F$43]) + (1-[.F$43])) + 1" office:value-type="float" office:value="0.0937499999999999" calcext:value-type="float">
            <text:p>0,09375</text:p>
          </table:table-cell>
        </table:table-row>
        <table:table-row table:style-name="ro2">
          <table:table-cell office:value-type="float" office:value="-0.200000000000002" calcext:value-type="float">
            <text:p>-0,200000000000002</text:p>
          </table:table-cell>
          <table:table-cell office:value-type="float" office:value="0.4" calcext:value-type="float">
            <text:p>0,4</text:p>
          </table:table-cell>
          <table:table-cell table:formula="of:= -((-[.$A18]^(2))*([.C$43]) + (1-[.C$43])) + 1" office:value-type="float" office:value="0.384" calcext:value-type="float">
            <text:p>0,384</text:p>
          </table:table-cell>
          <table:table-cell table:formula="of:= -((-[.$A18]^(2))*([.D$43]) + (1-[.D$43])) + 1" office:value-type="float" office:value="0.48" calcext:value-type="float">
            <text:p>0,48</text:p>
          </table:table-cell>
          <table:table-cell table:formula="of:= -((-[.$A18]^(2))*([.E$43]) + (1-[.E$43])) + 1" office:value-type="float" office:value="0.767999999999999" calcext:value-type="float">
            <text:p>0,767999999999999</text:p>
          </table:table-cell>
          <table:table-cell table:formula="of:= -((-[.$A18]^(2))*([.F$43]) + (1-[.F$43])) + 1" office:value-type="float" office:value="0.0959999999999999" calcext:value-type="float">
            <text:p>0,096</text:p>
          </table:table-cell>
        </table:table-row>
        <table:table-row table:style-name="ro2">
          <table:table-cell office:value-type="float" office:value="-0.150000000000002" calcext:value-type="float">
            <text:p>-0,150000000000002</text:p>
          </table:table-cell>
          <table:table-cell office:value-type="float" office:value="0.425" calcext:value-type="float">
            <text:p>0,425</text:p>
          </table:table-cell>
          <table:table-cell table:formula="of:= -((-[.$A19]^(2))*([.C$43]) + (1-[.C$43])) + 1" office:value-type="float" office:value="0.391" calcext:value-type="float">
            <text:p>0,391</text:p>
          </table:table-cell>
          <table:table-cell table:formula="of:= -((-[.$A19]^(2))*([.D$43]) + (1-[.D$43])) + 1" office:value-type="float" office:value="0.48875" calcext:value-type="float">
            <text:p>0,48875</text:p>
          </table:table-cell>
          <table:table-cell table:formula="of:= -((-[.$A19]^(2))*([.E$43]) + (1-[.E$43])) + 1" office:value-type="float" office:value="0.782" calcext:value-type="float">
            <text:p>0,782</text:p>
          </table:table-cell>
          <table:table-cell table:formula="of:= -((-[.$A19]^(2))*([.F$43]) + (1-[.F$43])) + 1" office:value-type="float" office:value="0.0977499999999999" calcext:value-type="float">
            <text:p>0,09775</text:p>
          </table:table-cell>
        </table:table-row>
        <table:table-row table:style-name="ro2">
          <table:table-cell office:value-type="float" office:value="-0.100000000000002" calcext:value-type="float">
            <text:p>-0,100000000000002</text:p>
          </table:table-cell>
          <table:table-cell office:value-type="float" office:value="0.45" calcext:value-type="float">
            <text:p>0,45</text:p>
          </table:table-cell>
          <table:table-cell table:formula="of:= -((-[.$A20]^(2))*([.C$43]) + (1-[.C$43])) + 1" office:value-type="float" office:value="0.396" calcext:value-type="float">
            <text:p>0,396</text:p>
          </table:table-cell>
          <table:table-cell table:formula="of:= -((-[.$A20]^(2))*([.D$43]) + (1-[.D$43])) + 1" office:value-type="float" office:value="0.495" calcext:value-type="float">
            <text:p>0,495</text:p>
          </table:table-cell>
          <table:table-cell table:formula="of:= -((-[.$A20]^(2))*([.E$43]) + (1-[.E$43])) + 1" office:value-type="float" office:value="0.792" calcext:value-type="float">
            <text:p>0,792</text:p>
          </table:table-cell>
          <table:table-cell table:formula="of:= -((-[.$A20]^(2))*([.F$43]) + (1-[.F$43])) + 1" office:value-type="float" office:value="0.099" calcext:value-type="float">
            <text:p>0,099</text:p>
          </table:table-cell>
        </table:table-row>
        <table:table-row table:style-name="ro2">
          <table:table-cell office:value-type="float" office:value="-0.0500000000000019" calcext:value-type="float">
            <text:p>-0,050000000000002</text:p>
          </table:table-cell>
          <table:table-cell office:value-type="float" office:value="0.475" calcext:value-type="float">
            <text:p>0,475</text:p>
          </table:table-cell>
          <table:table-cell table:formula="of:= -((-[.$A21]^(2))*([.C$43]) + (1-[.C$43])) + 1" office:value-type="float" office:value="0.399" calcext:value-type="float">
            <text:p>0,399</text:p>
          </table:table-cell>
          <table:table-cell table:formula="of:= -((-[.$A21]^(2))*([.D$43]) + (1-[.D$43])) + 1" office:value-type="float" office:value="0.49875" calcext:value-type="float">
            <text:p>0,49875</text:p>
          </table:table-cell>
          <table:table-cell table:formula="of:= -((-[.$A21]^(2))*([.E$43]) + (1-[.E$43])) + 1" office:value-type="float" office:value="0.798" calcext:value-type="float">
            <text:p>0,798</text:p>
          </table:table-cell>
          <table:table-cell table:formula="of:= -((-[.$A21]^(2))*([.F$43]) + (1-[.F$43])) + 1" office:value-type="float" office:value="0.09975" calcext:value-type="float">
            <text:p>0,099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 -((-[.$A22]^(2))*([.C$43]) + (1-[.C$43])) + 1" office:value-type="float" office:value="0.4" calcext:value-type="float">
            <text:p>0,4</text:p>
          </table:table-cell>
          <table:table-cell table:formula="of:= -((-[.$A22]^(2))*([.D$43]) + (1-[.D$43])) + 1" office:value-type="float" office:value="0.5" calcext:value-type="float">
            <text:p>0,5</text:p>
          </table:table-cell>
          <table:table-cell table:formula="of:= -((-[.$A22]^(2))*([.E$43]) + (1-[.E$43])) + 1" office:value-type="float" office:value="0.8" calcext:value-type="float">
            <text:p>0,8</text:p>
          </table:table-cell>
          <table:table-cell table:formula="of:= -((-[.$A22]^(2))*([.F$43]) + (1-[.F$43])) + 1" office:value-type="float" office:value="0.1" calcext:value-type="float">
            <text:p>0,1</text:p>
          </table:table-cell>
        </table:table-row>
        <table:table-row table:style-name="ro2">
          <table:table-cell office:value-type="float" office:value="0.0499999999999978" calcext:value-type="float">
            <text:p>0,049999999999998</text:p>
          </table:table-cell>
          <table:table-cell office:value-type="float" office:value="0.525" calcext:value-type="float">
            <text:p>0,525</text:p>
          </table:table-cell>
          <table:table-cell table:formula="of:= ([.$A23]^(2))*(1-[.C$43]) + [.C$43]" office:value-type="float" office:value="0.4015" calcext:value-type="float">
            <text:p>0,4015</text:p>
          </table:table-cell>
          <table:table-cell table:formula="of:= ([.$A23]^(2))*(1-[.D$43]) + [.D$43]" office:value-type="float" office:value="0.50125" calcext:value-type="float">
            <text:p>0,50125</text:p>
          </table:table-cell>
          <table:table-cell table:formula="of:= ([.$A23]^(2))*(1-[.E$43]) + [.E$43]" office:value-type="float" office:value="0.8005" calcext:value-type="float">
            <text:p>0,8005</text:p>
          </table:table-cell>
          <table:table-cell table:formula="of:= ([.$A23]^(2))*(1-[.F$43]) + [.F$43]" office:value-type="float" office:value="0.10225" calcext:value-type="float">
            <text:p>0,10225</text:p>
          </table:table-cell>
        </table:table-row>
        <table:table-row table:style-name="ro2">
          <table:table-cell office:value-type="float" office:value="0.0999999999999979" calcext:value-type="float">
            <text:p>0,099999999999998</text:p>
          </table:table-cell>
          <table:table-cell office:value-type="float" office:value="0.55" calcext:value-type="float">
            <text:p>0,55</text:p>
          </table:table-cell>
          <table:table-cell table:formula="of:= ([.$A24]^(2))*(1-[.C$43]) + [.C$43]" office:value-type="float" office:value="0.406" calcext:value-type="float">
            <text:p>0,406</text:p>
          </table:table-cell>
          <table:table-cell table:formula="of:= ([.$A24]^(2))*(1-[.D$43]) + [.D$43]" office:value-type="float" office:value="0.505" calcext:value-type="float">
            <text:p>0,505</text:p>
          </table:table-cell>
          <table:table-cell table:formula="of:= ([.$A24]^(2))*(1-[.E$43]) + [.E$43]" office:value-type="float" office:value="0.802" calcext:value-type="float">
            <text:p>0,802</text:p>
          </table:table-cell>
          <table:table-cell table:formula="of:= ([.$A24]^(2))*(1-[.F$43]) + [.F$43]" office:value-type="float" office:value="0.109" calcext:value-type="float">
            <text:p>0,109</text:p>
          </table:table-cell>
        </table:table-row>
        <table:table-row table:style-name="ro2">
          <table:table-cell office:value-type="float" office:value="0.149999999999998" calcext:value-type="float">
            <text:p>0,149999999999998</text:p>
          </table:table-cell>
          <table:table-cell office:value-type="float" office:value="0.575" calcext:value-type="float">
            <text:p>0,575</text:p>
          </table:table-cell>
          <table:table-cell table:formula="of:= ([.$A25]^(2))*(1-[.C$43]) + [.C$43]" office:value-type="float" office:value="0.4135" calcext:value-type="float">
            <text:p>0,4135</text:p>
          </table:table-cell>
          <table:table-cell table:formula="of:= ([.$A25]^(2))*(1-[.D$43]) + [.D$43]" office:value-type="float" office:value="0.51125" calcext:value-type="float">
            <text:p>0,51125</text:p>
          </table:table-cell>
          <table:table-cell table:formula="of:= ([.$A25]^(2))*(1-[.E$43]) + [.E$43]" office:value-type="float" office:value="0.8045" calcext:value-type="float">
            <text:p>0,8045</text:p>
          </table:table-cell>
          <table:table-cell table:formula="of:= ([.$A25]^(2))*(1-[.F$43]) + [.F$43]" office:value-type="float" office:value="0.120249999999999" calcext:value-type="float">
            <text:p>0,120249999999999</text:p>
          </table:table-cell>
        </table:table-row>
        <table:table-row table:style-name="ro2">
          <table:table-cell office:value-type="float" office:value="0.199999999999998" calcext:value-type="float">
            <text:p>0,199999999999998</text:p>
          </table:table-cell>
          <table:table-cell office:value-type="float" office:value="0.6" calcext:value-type="float">
            <text:p>0,6</text:p>
          </table:table-cell>
          <table:table-cell table:formula="of:= ([.$A26]^(2))*(1-[.C$43]) + [.C$43]" office:value-type="float" office:value="0.424" calcext:value-type="float">
            <text:p>0,424</text:p>
          </table:table-cell>
          <table:table-cell table:formula="of:= ([.$A26]^(2))*(1-[.D$43]) + [.D$43]" office:value-type="float" office:value="0.52" calcext:value-type="float">
            <text:p>0,52</text:p>
          </table:table-cell>
          <table:table-cell table:formula="of:= ([.$A26]^(2))*(1-[.E$43]) + [.E$43]" office:value-type="float" office:value="0.808" calcext:value-type="float">
            <text:p>0,808</text:p>
          </table:table-cell>
          <table:table-cell table:formula="of:= ([.$A26]^(2))*(1-[.F$43]) + [.F$43]" office:value-type="float" office:value="0.135999999999999" calcext:value-type="float">
            <text:p>0,135999999999999</text:p>
          </table:table-cell>
        </table:table-row>
        <table:table-row table:style-name="ro2">
          <table:table-cell office:value-type="float" office:value="0.249999999999998" calcext:value-type="float">
            <text:p>0,249999999999998</text:p>
          </table:table-cell>
          <table:table-cell office:value-type="float" office:value="0.625" calcext:value-type="float">
            <text:p>0,625</text:p>
          </table:table-cell>
          <table:table-cell table:formula="of:= ([.$A27]^(2))*(1-[.C$43]) + [.C$43]" office:value-type="float" office:value="0.437499999999999" calcext:value-type="float">
            <text:p>0,437499999999999</text:p>
          </table:table-cell>
          <table:table-cell table:formula="of:= ([.$A27]^(2))*(1-[.D$43]) + [.D$43]" office:value-type="float" office:value="0.53125" calcext:value-type="float">
            <text:p>0,53125</text:p>
          </table:table-cell>
          <table:table-cell table:formula="of:= ([.$A27]^(2))*(1-[.E$43]) + [.E$43]" office:value-type="float" office:value="0.8125" calcext:value-type="float">
            <text:p>0,8125</text:p>
          </table:table-cell>
          <table:table-cell table:formula="of:= ([.$A27]^(2))*(1-[.F$43]) + [.F$43]" office:value-type="float" office:value="0.156249999999999" calcext:value-type="float">
            <text:p>0,156249999999999</text:p>
          </table:table-cell>
        </table:table-row>
        <table:table-row table:style-name="ro2">
          <table:table-cell office:value-type="float" office:value="0.299999999999998" calcext:value-type="float">
            <text:p>0,299999999999998</text:p>
          </table:table-cell>
          <table:table-cell office:value-type="float" office:value="0.65" calcext:value-type="float">
            <text:p>0,65</text:p>
          </table:table-cell>
          <table:table-cell table:formula="of:= ([.$A28]^(2))*(1-[.C$43]) + [.C$43]" office:value-type="float" office:value="0.453999999999999" calcext:value-type="float">
            <text:p>0,453999999999999</text:p>
          </table:table-cell>
          <table:table-cell table:formula="of:= ([.$A28]^(2))*(1-[.D$43]) + [.D$43]" office:value-type="float" office:value="0.544999999999999" calcext:value-type="float">
            <text:p>0,544999999999999</text:p>
          </table:table-cell>
          <table:table-cell table:formula="of:= ([.$A28]^(2))*(1-[.E$43]) + [.E$43]" office:value-type="float" office:value="0.818" calcext:value-type="float">
            <text:p>0,818</text:p>
          </table:table-cell>
          <table:table-cell table:formula="of:= ([.$A28]^(2))*(1-[.F$43]) + [.F$43]" office:value-type="float" office:value="0.180999999999999" calcext:value-type="float">
            <text:p>0,180999999999999</text:p>
          </table:table-cell>
        </table:table-row>
        <table:table-row table:style-name="ro2">
          <table:table-cell office:value-type="float" office:value="0.349999999999998" calcext:value-type="float">
            <text:p>0,349999999999998</text:p>
          </table:table-cell>
          <table:table-cell office:value-type="float" office:value="0.675" calcext:value-type="float">
            <text:p>0,675</text:p>
          </table:table-cell>
          <table:table-cell table:formula="of:= ([.$A29]^(2))*(1-[.C$43]) + [.C$43]" office:value-type="float" office:value="0.473499999999999" calcext:value-type="float">
            <text:p>0,473499999999999</text:p>
          </table:table-cell>
          <table:table-cell table:formula="of:= ([.$A29]^(2))*(1-[.D$43]) + [.D$43]" office:value-type="float" office:value="0.561249999999999" calcext:value-type="float">
            <text:p>0,561249999999999</text:p>
          </table:table-cell>
          <table:table-cell table:formula="of:= ([.$A29]^(2))*(1-[.E$43]) + [.E$43]" office:value-type="float" office:value="0.8245" calcext:value-type="float">
            <text:p>0,8245</text:p>
          </table:table-cell>
          <table:table-cell table:formula="of:= ([.$A29]^(2))*(1-[.F$43]) + [.F$43]" office:value-type="float" office:value="0.210249999999999" calcext:value-type="float">
            <text:p>0,210249999999999</text:p>
          </table:table-cell>
        </table:table-row>
        <table:table-row table:style-name="ro2">
          <table:table-cell office:value-type="float" office:value="0.399999999999998" calcext:value-type="float">
            <text:p>0,399999999999998</text:p>
          </table:table-cell>
          <table:table-cell office:value-type="float" office:value="0.7" calcext:value-type="float">
            <text:p>0,7</text:p>
          </table:table-cell>
          <table:table-cell table:formula="of:= ([.$A30]^(2))*(1-[.C$43]) + [.C$43]" office:value-type="float" office:value="0.495999999999999" calcext:value-type="float">
            <text:p>0,495999999999999</text:p>
          </table:table-cell>
          <table:table-cell table:formula="of:= ([.$A30]^(2))*(1-[.D$43]) + [.D$43]" office:value-type="float" office:value="0.579999999999999" calcext:value-type="float">
            <text:p>0,579999999999999</text:p>
          </table:table-cell>
          <table:table-cell table:formula="of:= ([.$A30]^(2))*(1-[.E$43]) + [.E$43]" office:value-type="float" office:value="0.832" calcext:value-type="float">
            <text:p>0,832</text:p>
          </table:table-cell>
          <table:table-cell table:formula="of:= ([.$A30]^(2))*(1-[.F$43]) + [.F$43]" office:value-type="float" office:value="0.243999999999999" calcext:value-type="float">
            <text:p>0,243999999999999</text:p>
          </table:table-cell>
        </table:table-row>
        <table:table-row table:style-name="ro2">
          <table:table-cell office:value-type="float" office:value="0.449999999999998" calcext:value-type="float">
            <text:p>0,449999999999998</text:p>
          </table:table-cell>
          <table:table-cell office:value-type="float" office:value="0.725" calcext:value-type="float">
            <text:p>0,725</text:p>
          </table:table-cell>
          <table:table-cell table:formula="of:= ([.$A31]^(2))*(1-[.C$43]) + [.C$43]" office:value-type="float" office:value="0.521499999999999" calcext:value-type="float">
            <text:p>0,521499999999999</text:p>
          </table:table-cell>
          <table:table-cell table:formula="of:= ([.$A31]^(2))*(1-[.D$43]) + [.D$43]" office:value-type="float" office:value="0.601249999999999" calcext:value-type="float">
            <text:p>0,601249999999999</text:p>
          </table:table-cell>
          <table:table-cell table:formula="of:= ([.$A31]^(2))*(1-[.E$43]) + [.E$43]" office:value-type="float" office:value="0.8405" calcext:value-type="float">
            <text:p>0,8405</text:p>
          </table:table-cell>
          <table:table-cell table:formula="of:= ([.$A31]^(2))*(1-[.F$43]) + [.F$43]" office:value-type="float" office:value="0.282249999999998" calcext:value-type="float">
            <text:p>0,282249999999998</text:p>
          </table:table-cell>
        </table:table-row>
        <table:table-row table:style-name="ro2">
          <table:table-cell office:value-type="float" office:value="0.499999999999998" calcext:value-type="float">
            <text:p>0,499999999999998</text:p>
          </table:table-cell>
          <table:table-cell office:value-type="float" office:value="0.75" calcext:value-type="float">
            <text:p>0,75</text:p>
          </table:table-cell>
          <table:table-cell table:formula="of:= ([.$A32]^(2))*(1-[.C$43]) + [.C$43]" office:value-type="float" office:value="0.549999999999999" calcext:value-type="float">
            <text:p>0,549999999999999</text:p>
          </table:table-cell>
          <table:table-cell table:formula="of:= ([.$A32]^(2))*(1-[.D$43]) + [.D$43]" office:value-type="float" office:value="0.624999999999999" calcext:value-type="float">
            <text:p>0,624999999999999</text:p>
          </table:table-cell>
          <table:table-cell table:formula="of:= ([.$A32]^(2))*(1-[.E$43]) + [.E$43]" office:value-type="float" office:value="0.85" calcext:value-type="float">
            <text:p>0,85</text:p>
          </table:table-cell>
          <table:table-cell table:formula="of:= ([.$A32]^(2))*(1-[.F$43]) + [.F$43]" office:value-type="float" office:value="0.324999999999998" calcext:value-type="float">
            <text:p>0,324999999999998</text:p>
          </table:table-cell>
        </table:table-row>
        <table:table-row table:style-name="ro2">
          <table:table-cell office:value-type="float" office:value="0.549999999999998" calcext:value-type="float">
            <text:p>0,549999999999998</text:p>
          </table:table-cell>
          <table:table-cell office:value-type="float" office:value="0.775" calcext:value-type="float">
            <text:p>0,775</text:p>
          </table:table-cell>
          <table:table-cell table:formula="of:= ([.$A33]^(2))*(1-[.C$43]) + [.C$43]" office:value-type="float" office:value="0.581499999999999" calcext:value-type="float">
            <text:p>0,581499999999999</text:p>
          </table:table-cell>
          <table:table-cell table:formula="of:= ([.$A33]^(2))*(1-[.D$43]) + [.D$43]" office:value-type="float" office:value="0.651249999999999" calcext:value-type="float">
            <text:p>0,651249999999999</text:p>
          </table:table-cell>
          <table:table-cell table:formula="of:= ([.$A33]^(2))*(1-[.E$43]) + [.E$43]" office:value-type="float" office:value="0.8605" calcext:value-type="float">
            <text:p>0,8605</text:p>
          </table:table-cell>
          <table:table-cell table:formula="of:= ([.$A33]^(2))*(1-[.F$43]) + [.F$43]" office:value-type="float" office:value="0.372249999999998" calcext:value-type="float">
            <text:p>0,372249999999998</text:p>
          </table:table-cell>
        </table:table-row>
        <table:table-row table:style-name="ro2">
          <table:table-cell office:value-type="float" office:value="0.599999999999998" calcext:value-type="float">
            <text:p>0,599999999999998</text:p>
          </table:table-cell>
          <table:table-cell office:value-type="float" office:value="0.8" calcext:value-type="float">
            <text:p>0,8</text:p>
          </table:table-cell>
          <table:table-cell table:formula="of:= ([.$A34]^(2))*(1-[.C$43]) + [.C$43]" office:value-type="float" office:value="0.615999999999999" calcext:value-type="float">
            <text:p>0,615999999999999</text:p>
          </table:table-cell>
          <table:table-cell table:formula="of:= ([.$A34]^(2))*(1-[.D$43]) + [.D$43]" office:value-type="float" office:value="0.679999999999999" calcext:value-type="float">
            <text:p>0,679999999999999</text:p>
          </table:table-cell>
          <table:table-cell table:formula="of:= ([.$A34]^(2))*(1-[.E$43]) + [.E$43]" office:value-type="float" office:value="0.872" calcext:value-type="float">
            <text:p>0,872</text:p>
          </table:table-cell>
          <table:table-cell table:formula="of:= ([.$A34]^(2))*(1-[.F$43]) + [.F$43]" office:value-type="float" office:value="0.423999999999998" calcext:value-type="float">
            <text:p>0,423999999999998</text:p>
          </table:table-cell>
        </table:table-row>
        <table:table-row table:style-name="ro2">
          <table:table-cell office:value-type="float" office:value="0.649999999999998" calcext:value-type="float">
            <text:p>0,649999999999998</text:p>
          </table:table-cell>
          <table:table-cell office:value-type="float" office:value="0.825" calcext:value-type="float">
            <text:p>0,825</text:p>
          </table:table-cell>
          <table:table-cell table:formula="of:= ([.$A35]^(2))*(1-[.C$43]) + [.C$43]" office:value-type="float" office:value="0.653499999999998" calcext:value-type="float">
            <text:p>0,653499999999998</text:p>
          </table:table-cell>
          <table:table-cell table:formula="of:= ([.$A35]^(2))*(1-[.D$43]) + [.D$43]" office:value-type="float" office:value="0.711249999999999" calcext:value-type="float">
            <text:p>0,711249999999999</text:p>
          </table:table-cell>
          <table:table-cell table:formula="of:= ([.$A35]^(2))*(1-[.E$43]) + [.E$43]" office:value-type="float" office:value="0.8845" calcext:value-type="float">
            <text:p>0,8845</text:p>
          </table:table-cell>
          <table:table-cell table:formula="of:= ([.$A35]^(2))*(1-[.F$43]) + [.F$43]" office:value-type="float" office:value="0.480249999999998" calcext:value-type="float">
            <text:p>0,480249999999998</text:p>
          </table:table-cell>
        </table:table-row>
        <table:table-row table:style-name="ro2">
          <table:table-cell office:value-type="float" office:value="0.699999999999998" calcext:value-type="float">
            <text:p>0,699999999999998</text:p>
          </table:table-cell>
          <table:table-cell office:value-type="float" office:value="0.85" calcext:value-type="float">
            <text:p>0,85</text:p>
          </table:table-cell>
          <table:table-cell table:formula="of:= ([.$A36]^(2))*(1-[.C$43]) + [.C$43]" office:value-type="float" office:value="0.693999999999998" calcext:value-type="float">
            <text:p>0,693999999999998</text:p>
          </table:table-cell>
          <table:table-cell table:formula="of:= ([.$A36]^(2))*(1-[.D$43]) + [.D$43]" office:value-type="float" office:value="0.744999999999999" calcext:value-type="float">
            <text:p>0,744999999999999</text:p>
          </table:table-cell>
          <table:table-cell table:formula="of:= ([.$A36]^(2))*(1-[.E$43]) + [.E$43]" office:value-type="float" office:value="0.897999999999999" calcext:value-type="float">
            <text:p>0,897999999999999</text:p>
          </table:table-cell>
          <table:table-cell table:formula="of:= ([.$A36]^(2))*(1-[.F$43]) + [.F$43]" office:value-type="float" office:value="0.540999999999998" calcext:value-type="float">
            <text:p>0,540999999999998</text:p>
          </table:table-cell>
        </table:table-row>
        <table:table-row table:style-name="ro2">
          <table:table-cell office:value-type="float" office:value="0.749999999999998" calcext:value-type="float">
            <text:p>0,749999999999998</text:p>
          </table:table-cell>
          <table:table-cell office:value-type="float" office:value="0.875" calcext:value-type="float">
            <text:p>0,875</text:p>
          </table:table-cell>
          <table:table-cell table:formula="of:= ([.$A37]^(2))*(1-[.C$43]) + [.C$43]" office:value-type="float" office:value="0.737499999999998" calcext:value-type="float">
            <text:p>0,737499999999998</text:p>
          </table:table-cell>
          <table:table-cell table:formula="of:= ([.$A37]^(2))*(1-[.D$43]) + [.D$43]" office:value-type="float" office:value="0.781249999999999" calcext:value-type="float">
            <text:p>0,781249999999999</text:p>
          </table:table-cell>
          <table:table-cell table:formula="of:= ([.$A37]^(2))*(1-[.E$43]) + [.E$43]" office:value-type="float" office:value="0.912499999999999" calcext:value-type="float">
            <text:p>0,912499999999999</text:p>
          </table:table-cell>
          <table:table-cell table:formula="of:= ([.$A37]^(2))*(1-[.F$43]) + [.F$43]" office:value-type="float" office:value="0.606249999999998" calcext:value-type="float">
            <text:p>0,606249999999998</text:p>
          </table:table-cell>
        </table:table-row>
        <table:table-row table:style-name="ro2">
          <table:table-cell office:value-type="float" office:value="0.799999999999999" calcext:value-type="float">
            <text:p>0,799999999999999</text:p>
          </table:table-cell>
          <table:table-cell office:value-type="float" office:value="0.9" calcext:value-type="float">
            <text:p>0,9</text:p>
          </table:table-cell>
          <table:table-cell table:formula="of:= ([.$A38]^(2))*(1-[.C$43]) + [.C$43]" office:value-type="float" office:value="0.783999999999999" calcext:value-type="float">
            <text:p>0,783999999999999</text:p>
          </table:table-cell>
          <table:table-cell table:formula="of:= ([.$A38]^(2))*(1-[.D$43]) + [.D$43]" office:value-type="float" office:value="0.819999999999999" calcext:value-type="float">
            <text:p>0,819999999999999</text:p>
          </table:table-cell>
          <table:table-cell table:formula="of:= ([.$A38]^(2))*(1-[.E$43]) + [.E$43]" office:value-type="float" office:value="0.928" calcext:value-type="float">
            <text:p>0,928</text:p>
          </table:table-cell>
          <table:table-cell table:formula="of:= ([.$A38]^(2))*(1-[.F$43]) + [.F$43]" office:value-type="float" office:value="0.675999999999999" calcext:value-type="float">
            <text:p>0,675999999999999</text:p>
          </table:table-cell>
        </table:table-row>
        <table:table-row table:style-name="ro2">
          <table:table-cell office:value-type="float" office:value="0.849999999999998" calcext:value-type="float">
            <text:p>0,849999999999998</text:p>
          </table:table-cell>
          <table:table-cell office:value-type="float" office:value="0.925" calcext:value-type="float">
            <text:p>0,925</text:p>
          </table:table-cell>
          <table:table-cell table:formula="of:= ([.$A39]^(2))*(1-[.C$43]) + [.C$43]" office:value-type="float" office:value="0.833499999999998" calcext:value-type="float">
            <text:p>0,833499999999998</text:p>
          </table:table-cell>
          <table:table-cell table:formula="of:= ([.$A39]^(2))*(1-[.D$43]) + [.D$43]" office:value-type="float" office:value="0.861249999999998" calcext:value-type="float">
            <text:p>0,861249999999998</text:p>
          </table:table-cell>
          <table:table-cell table:formula="of:= ([.$A39]^(2))*(1-[.E$43]) + [.E$43]" office:value-type="float" office:value="0.944499999999999" calcext:value-type="float">
            <text:p>0,944499999999999</text:p>
          </table:table-cell>
          <table:table-cell table:formula="of:= ([.$A39]^(2))*(1-[.F$43]) + [.F$43]" office:value-type="float" office:value="0.750249999999997" calcext:value-type="float">
            <text:p>0,750249999999997</text:p>
          </table:table-cell>
        </table:table-row>
        <table:table-row table:style-name="ro2">
          <table:table-cell office:value-type="float" office:value="0.899999999999999" calcext:value-type="float">
            <text:p>0,899999999999999</text:p>
          </table:table-cell>
          <table:table-cell office:value-type="float" office:value="0.95" calcext:value-type="float">
            <text:p>0,95</text:p>
          </table:table-cell>
          <table:table-cell table:formula="of:= ([.$A40]^(2))*(1-[.C$43]) + [.C$43]" office:value-type="float" office:value="0.885999999999999" calcext:value-type="float">
            <text:p>0,885999999999999</text:p>
          </table:table-cell>
          <table:table-cell table:formula="of:= ([.$A40]^(2))*(1-[.D$43]) + [.D$43]" office:value-type="float" office:value="0.904999999999999" calcext:value-type="float">
            <text:p>0,904999999999999</text:p>
          </table:table-cell>
          <table:table-cell table:formula="of:= ([.$A40]^(2))*(1-[.E$43]) + [.E$43]" office:value-type="float" office:value="0.962" calcext:value-type="float">
            <text:p>0,962</text:p>
          </table:table-cell>
          <table:table-cell table:formula="of:= ([.$A40]^(2))*(1-[.F$43]) + [.F$43]" office:value-type="float" office:value="0.828999999999998" calcext:value-type="float">
            <text:p>0,828999999999998</text:p>
          </table:table-cell>
        </table:table-row>
        <table:table-row table:style-name="ro2">
          <table:table-cell office:value-type="float" office:value="0.949999999999999" calcext:value-type="float">
            <text:p>0,949999999999999</text:p>
          </table:table-cell>
          <table:table-cell office:value-type="float" office:value="0.975" calcext:value-type="float">
            <text:p>0,975</text:p>
          </table:table-cell>
          <table:table-cell table:formula="of:= ([.$A41]^(2))*(1-[.C$43]) + [.C$43]" office:value-type="float" office:value="0.941499999999999" calcext:value-type="float">
            <text:p>0,941499999999999</text:p>
          </table:table-cell>
          <table:table-cell table:formula="of:= ([.$A41]^(2))*(1-[.D$43]) + [.D$43]" office:value-type="float" office:value="0.951249999999999" calcext:value-type="float">
            <text:p>0,951249999999999</text:p>
          </table:table-cell>
          <table:table-cell table:formula="of:= ([.$A41]^(2))*(1-[.E$43]) + [.E$43]" office:value-type="float" office:value="0.9805" calcext:value-type="float">
            <text:p>0,9805</text:p>
          </table:table-cell>
          <table:table-cell table:formula="of:= ([.$A41]^(2))*(1-[.F$43]) + [.F$43]" office:value-type="float" office:value="0.912249999999998" calcext:value-type="float">
            <text:p>0,912249999999998</text:p>
          </table:table-cell>
        </table:table-row>
        <table:table-row table:style-name="ro2">
          <table:table-cell table:style-name="ce3" office:value-type="float" office:value="0.999999999999999" calcext:value-type="float">
            <text:p>0,999999999999999</text:p>
          </table:table-cell>
          <table:table-cell table:style-name="ce6" office:value-type="float" office:value="1" calcext:value-type="float">
            <text:p>1</text:p>
          </table:table-cell>
          <table:table-cell table:formula="of:= ([.$A42]^(2))*(1-[.C$43]) + [.C$43]" office:value-type="float" office:value="0.999999999999999" calcext:value-type="float">
            <text:p>0,999999999999999</text:p>
          </table:table-cell>
          <table:table-cell table:formula="of:= ([.$A42]^(2))*(1-[.D$43]) + [.D$43]" office:value-type="float" office:value="0.999999999999999" calcext:value-type="float">
            <text:p>0,999999999999999</text:p>
          </table:table-cell>
          <table:table-cell table:formula="of:= ([.$A42]^(2))*(1-[.E$43]) + [.E$43]" office:value-type="float" office:value="1" calcext:value-type="float">
            <text:p>1</text:p>
          </table:table-cell>
          <table:table-cell table:formula="of:= ([.$A42]^(2))*(1-[.F$43]) + [.F$43]" office:value-type="float" office:value="0.999999999999998" calcext:value-type="float">
            <text:p>0,999999999999998</text:p>
          </table:table-cell>
        </table:table-row>
        <table:table-row table:style-name="ro2">
          <table:table-cell table:style-name="Default" table:number-columns-repeated="2"/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.00.0000</text:date>, <text:time style:data-style-name="N2" text:time-value="02:39:10.351603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1:50:42.316439897</meta:creation-date>
    <dc:date>2020-05-20T04:41:55.377534335</dc:date>
    <meta:editing-duration>PT1H44M48S</meta:editing-duration>
    <meta:editing-cycles>6</meta:editing-cycles>
    <meta:generator>LibreOffice/6.0.7.3$Linux_X86_64 LibreOffice_project/00m0$Build-3</meta:generator>
    <meta:document-statistic meta:table-count="1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358cm" svg:height="21.648cm" xlink:href=".." xlink:type="simple" chart:class="chart:line" chart:style-name="ch1">
        <chart:title svg:x="9.354cm" svg:y="0.568cm" chart:style-name="ch2">
          <text:p>Зависимость результирующего значения f(x) от коэффициента x и исходного y</text:p>
        </chart:title>
        <chart:subtitle svg:x="13.19cm" svg:y="1.779cm" chart:style-name="ch3">
          <text:p>x[-1;1], y[0;1], при х = 0 оставляем y неизменным</text:p>
        </chart:subtitle>
        <chart:legend chart:legend-position="end" svg:x="32.347cm" svg:y="9.529cm" style:legend-expansion="high" chart:style-name="ch4"/>
        <chart:plot-area chart:style-name="ch5" table:cell-range-address="Sheet1.A1:Sheet1.F42" chart:data-source-has-labels="both" svg:x="0.707cm" svg:y="2.894cm" svg:width="30.933cm" svg:height="18.322cm">
          <chartooo:coordinate-region svg:x="1.434cm" svg:y="2.894cm" svg:width="30.066cm" svg:height="15.346cm"/>
          <chart:axis chart:dimension="x" chart:name="primary-x" chart:style-name="ch6" chartooo:axis-type="auto">
            <chartooo:date-scale/>
            <chart:categories table:cell-range-address="Sheet1.A2:Sheet1.A42"/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2" chart:label-cell-address="Sheet1.B1:Sheet1.B1" chart:class="chart:line">
            <chart:data-point chart:repeated="20"/>
            <chart:data-point chart:style-name="ch9"/>
            <chart:data-point chart:repeated="20"/>
          </chart:series>
          <chart:series chart:style-name="ch10" chart:values-cell-range-address="Sheet1.C2:Sheet1.C42" chart:label-cell-address="Sheet1.C1:Sheet1.C1" chart:class="chart:line">
            <chart:data-point chart:repeated="41"/>
          </chart:series>
          <chart:series chart:style-name="ch11" chart:values-cell-range-address="Sheet1.D2:Sheet1.D42" chart:label-cell-address="Sheet1.D1:Sheet1.D1" chart:class="chart:line">
            <chart:data-point chart:repeated="41"/>
          </chart:series>
          <chart:series chart:style-name="ch12" chart:values-cell-range-address="Sheet1.E2:Sheet1.E42" chart:label-cell-address="Sheet1.E1:Sheet1.E1" chart:class="chart:line">
            <chart:data-point chart:repeated="41"/>
          </chart:series>
          <chart:series chart:style-name="ch13" chart:values-cell-range-address="Sheet1.F2:Sheet1.F42" chart:label-cell-address="Sheet1.F1:Sheet1.F1" chart:class="chart:line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</text:p>
                <draw:g>
                  <svg:desc>Sheet1.B1:Sheet1.B1</svg:desc>
                </draw:g>
              </table:table-cell>
              <table:table-cell office:value-type="string">
                <text:p>f1(x) y=0.4</text:p>
                <draw:g>
                  <svg:desc>Sheet1.C1:Sheet1.C1</svg:desc>
                </draw:g>
              </table:table-cell>
              <table:table-cell office:value-type="string">
                <text:p>f2(x) y=0.5</text:p>
                <draw:g>
                  <svg:desc>Sheet1.D1:Sheet1.D1</svg:desc>
                </draw:g>
              </table:table-cell>
              <table:table-cell office:value-type="string">
                <text:p>f3(x) y=0.9</text:p>
                <draw:g>
                  <svg:desc>Sheet1.E1:Sheet1.E1</svg:desc>
                </draw:g>
              </table:table-cell>
              <table:table-cell office:value-type="string">
                <text:p>f4(x) y=0.1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2:Sheet1.A42</svg:desc>
                </draw:g>
              </table:table-cell>
              <table:table-cell office:value-type="float" office:value="0">
                <text:p>0</text:p>
                <draw:g>
                  <svg:desc>Sheet1.B2:Sheet1.B42</svg:desc>
                </draw:g>
              </table:table-cell>
              <table:table-cell office:value-type="float" office:value="0">
                <text:p>0</text:p>
                <draw:g>
                  <svg:desc>Sheet1.C2:Sheet1.C42</svg:desc>
                </draw:g>
              </table:table-cell>
              <table:table-cell office:value-type="float" office:value="0">
                <text:p>0</text:p>
                <draw:g>
                  <svg:desc>Sheet1.D2:Sheet1.D42</svg:desc>
                </draw:g>
              </table:table-cell>
              <table:table-cell office:value-type="float" office:value="0">
                <text:p>0</text:p>
                <draw:g>
                  <svg:desc>Sheet1.E2:Sheet1.E42</svg:desc>
                </draw:g>
              </table:table-cell>
              <table:table-cell office:value-type="float" office:value="0">
                <text:p>0</text:p>
                <draw:g>
                  <svg:desc>Sheet1.F2:Sheet1.F42</svg:desc>
                </draw:g>
              </table:table-cell>
            </table:table-row>
            <table:table-row>
              <table:table-cell office:value-type="float" office:value="-0.95">
                <text:p>-0.95</text:p>
              </table:table-cell>
              <table:table-cell office:value-type="float" office:value="0.025">
                <text:p>0.025</text:p>
              </table:table-cell>
              <table:table-cell office:value-type="float" office:value="0.0389999999999999">
                <text:p>0.0389999999999999</text:p>
              </table:table-cell>
              <table:table-cell office:value-type="float" office:value="0.04875">
                <text:p>0.04875</text:p>
              </table:table-cell>
              <table:table-cell office:value-type="float" office:value="0.078">
                <text:p>0.078</text:p>
              </table:table-cell>
              <table:table-cell office:value-type="float" office:value="0.00974999999999993">
                <text:p>0.00974999999999993</text:p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0.05">
                <text:p>0.05</text:p>
              </table:table-cell>
              <table:table-cell office:value-type="float" office:value="0.076">
                <text:p>0.076</text:p>
              </table:table-cell>
              <table:table-cell office:value-type="float" office:value="0.095">
                <text:p>0.095</text:p>
              </table:table-cell>
              <table:table-cell office:value-type="float" office:value="0.152">
                <text:p>0.152</text:p>
              </table:table-cell>
              <table:table-cell office:value-type="float" office:value="0.0189999999999999">
                <text:p>0.0189999999999999</text:p>
              </table:table-cell>
            </table:table-row>
            <table:table-row>
              <table:table-cell office:value-type="float" office:value="-0.85">
                <text:p>-0.85</text:p>
              </table:table-cell>
              <table:table-cell office:value-type="float" office:value="0.075">
                <text:p>0.075</text:p>
              </table:table-cell>
              <table:table-cell office:value-type="float" office:value="0.111">
                <text:p>0.111</text:p>
              </table:table-cell>
              <table:table-cell office:value-type="float" office:value="0.13875">
                <text:p>0.13875</text:p>
              </table:table-cell>
              <table:table-cell office:value-type="float" office:value="0.222">
                <text:p>0.222</text:p>
              </table:table-cell>
              <table:table-cell office:value-type="float" office:value="0.0277499999999999">
                <text:p>0.0277499999999999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1">
                <text:p>0.1</text:p>
              </table:table-cell>
              <table:table-cell office:value-type="float" office:value="0.144">
                <text:p>0.144</text:p>
              </table:table-cell>
              <table:table-cell office:value-type="float" office:value="0.18">
                <text:p>0.18</text:p>
              </table:table-cell>
              <table:table-cell office:value-type="float" office:value="0.288">
                <text:p>0.288</text:p>
              </table:table-cell>
              <table:table-cell office:value-type="float" office:value="0.0359999999999999">
                <text:p>0.0359999999999999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125">
                <text:p>0.125</text:p>
              </table:table-cell>
              <table:table-cell office:value-type="float" office:value="0.175">
                <text:p>0.175</text:p>
              </table:table-cell>
              <table:table-cell office:value-type="float" office:value="0.21875">
                <text:p>0.21875</text:p>
              </table:table-cell>
              <table:table-cell office:value-type="float" office:value="0.35">
                <text:p>0.35</text:p>
              </table:table-cell>
              <table:table-cell office:value-type="float" office:value="0.04375">
                <text:p>0.04375</text:p>
              </table:table-cell>
            </table:table-row>
            <table:table-row>
              <table:table-cell office:value-type="float" office:value="-0.700000000000001">
                <text:p>-0.700000000000001</text:p>
              </table:table-cell>
              <table:table-cell office:value-type="float" office:value="0.15">
                <text:p>0.15</text:p>
              </table:table-cell>
              <table:table-cell office:value-type="float" office:value="0.203999999999999">
                <text:p>0.203999999999999</text:p>
              </table:table-cell>
              <table:table-cell office:value-type="float" office:value="0.254999999999999">
                <text:p>0.254999999999999</text:p>
              </table:table-cell>
              <table:table-cell office:value-type="float" office:value="0.407999999999999">
                <text:p>0.407999999999999</text:p>
              </table:table-cell>
              <table:table-cell office:value-type="float" office:value="0.0509999999999998">
                <text:p>0.0509999999999998</text:p>
              </table:table-cell>
            </table:table-row>
            <table:table-row>
              <table:table-cell office:value-type="float" office:value="-0.650000000000001">
                <text:p>-0.650000000000001</text:p>
              </table:table-cell>
              <table:table-cell office:value-type="float" office:value="0.175">
                <text:p>0.175</text:p>
              </table:table-cell>
              <table:table-cell office:value-type="float" office:value="0.230999999999999">
                <text:p>0.230999999999999</text:p>
              </table:table-cell>
              <table:table-cell office:value-type="float" office:value="0.288749999999999">
                <text:p>0.288749999999999</text:p>
              </table:table-cell>
              <table:table-cell office:value-type="float" office:value="0.461999999999999">
                <text:p>0.461999999999999</text:p>
              </table:table-cell>
              <table:table-cell office:value-type="float" office:value="0.0577499999999999">
                <text:p>0.0577499999999999</text:p>
              </table:table-cell>
            </table:table-row>
            <table:table-row>
              <table:table-cell office:value-type="float" office:value="-0.600000000000001">
                <text:p>-0.6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255999999999999">
                <text:p>0.255999999999999</text:p>
              </table:table-cell>
              <table:table-cell office:value-type="float" office:value="0.319999999999999">
                <text:p>0.319999999999999</text:p>
              </table:table-cell>
              <table:table-cell office:value-type="float" office:value="0.511999999999999">
                <text:p>0.511999999999999</text:p>
              </table:table-cell>
              <table:table-cell office:value-type="float" office:value="0.0639999999999998">
                <text:p>0.0639999999999998</text:p>
              </table:table-cell>
            </table:table-row>
            <table:table-row>
              <table:table-cell office:value-type="float" office:value="-0.550000000000001">
                <text:p>-0.550000000000001</text:p>
              </table:table-cell>
              <table:table-cell office:value-type="float" office:value="0.225">
                <text:p>0.225</text:p>
              </table:table-cell>
              <table:table-cell office:value-type="float" office:value="0.279">
                <text:p>0.279</text:p>
              </table:table-cell>
              <table:table-cell office:value-type="float" office:value="0.348749999999999">
                <text:p>0.348749999999999</text:p>
              </table:table-cell>
              <table:table-cell office:value-type="float" office:value="0.557999999999999">
                <text:p>0.557999999999999</text:p>
              </table:table-cell>
              <table:table-cell office:value-type="float" office:value="0.0697499999999999">
                <text:p>0.0697499999999999</text:p>
              </table:table-cell>
            </table:table-row>
            <table:table-row>
              <table:table-cell office:value-type="float" office:value="-0.500000000000001">
                <text:p>-0.5000000000000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75">
                <text:p>0.375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0.0749999999999998">
                <text:p>0.0749999999999998</text:p>
              </table:table-cell>
            </table:table-row>
            <table:table-row>
              <table:table-cell office:value-type="float" office:value="-0.450000000000001">
                <text:p>-0.450000000000001</text:p>
              </table:table-cell>
              <table:table-cell office:value-type="float" office:value="0.275">
                <text:p>0.275</text:p>
              </table:table-cell>
              <table:table-cell office:value-type="float" office:value="0.319">
                <text:p>0.319</text:p>
              </table:table-cell>
              <table:table-cell office:value-type="float" office:value="0.398749999999999">
                <text:p>0.398749999999999</text:p>
              </table:table-cell>
              <table:table-cell office:value-type="float" office:value="0.637999999999999">
                <text:p>0.637999999999999</text:p>
              </table:table-cell>
              <table:table-cell office:value-type="float" office:value="0.0797499999999999">
                <text:p>0.0797499999999999</text:p>
              </table:table-cell>
            </table:table-row>
            <table:table-row>
              <table:table-cell office:value-type="float" office:value="-0.400000000000001">
                <text:p>-0.400000000000001</text:p>
              </table:table-cell>
              <table:table-cell office:value-type="float" office:value="0.3">
                <text:p>0.3</text:p>
              </table:table-cell>
              <table:table-cell office:value-type="float" office:value="0.336">
                <text:p>0.336</text:p>
              </table:table-cell>
              <table:table-cell office:value-type="float" office:value="0.42">
                <text:p>0.42</text:p>
              </table:table-cell>
              <table:table-cell office:value-type="float" office:value="0.671999999999999">
                <text:p>0.671999999999999</text:p>
              </table:table-cell>
              <table:table-cell office:value-type="float" office:value="0.0839999999999998">
                <text:p>0.0839999999999998</text:p>
              </table:table-cell>
            </table:table-row>
            <table:table-row>
              <table:table-cell office:value-type="float" office:value="-0.350000000000001">
                <text:p>-0.350000000000001</text:p>
              </table:table-cell>
              <table:table-cell office:value-type="float" office:value="0.325">
                <text:p>0.325</text:p>
              </table:table-cell>
              <table:table-cell office:value-type="float" office:value="0.351">
                <text:p>0.351</text:p>
              </table:table-cell>
              <table:table-cell office:value-type="float" office:value="0.43875">
                <text:p>0.43875</text:p>
              </table:table-cell>
              <table:table-cell office:value-type="float" office:value="0.702">
                <text:p>0.702</text:p>
              </table:table-cell>
              <table:table-cell office:value-type="float" office:value="0.0877499999999999">
                <text:p>0.0877499999999999</text:p>
              </table:table-cell>
            </table:table-row>
            <table:table-row>
              <table:table-cell office:value-type="float" office:value="-0.300000000000001">
                <text:p>-0.300000000000001</text:p>
              </table:table-cell>
              <table:table-cell office:value-type="float" office:value="0.35">
                <text:p>0.35</text:p>
              </table:table-cell>
              <table:table-cell office:value-type="float" office:value="0.364">
                <text:p>0.364</text:p>
              </table:table-cell>
              <table:table-cell office:value-type="float" office:value="0.455">
                <text:p>0.455</text:p>
              </table:table-cell>
              <table:table-cell office:value-type="float" office:value="0.728">
                <text:p>0.72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-0.250000000000002">
                <text:p>-0.250000000000002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46875">
                <text:p>0.46875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0.0937499999999999">
                <text:p>0.0937499999999999</text:p>
              </table:table-cell>
            </table:table-row>
            <table:table-row>
              <table:table-cell office:value-type="float" office:value="-0.200000000000002">
                <text:p>-0.200000000000002</text:p>
              </table:table-cell>
              <table:table-cell office:value-type="float" office:value="0.4">
                <text:p>0.4</text:p>
              </table:table-cell>
              <table:table-cell office:value-type="float" office:value="0.384">
                <text:p>0.384</text:p>
              </table:table-cell>
              <table:table-cell office:value-type="float" office:value="0.48">
                <text:p>0.48</text:p>
              </table:table-cell>
              <table:table-cell office:value-type="float" office:value="0.767999999999999">
                <text:p>0.767999999999999</text:p>
              </table:table-cell>
              <table:table-cell office:value-type="float" office:value="0.0959999999999999">
                <text:p>0.0959999999999999</text:p>
              </table:table-cell>
            </table:table-row>
            <table:table-row>
              <table:table-cell office:value-type="float" office:value="-0.150000000000002">
                <text:p>-0.150000000000002</text:p>
              </table:table-cell>
              <table:table-cell office:value-type="float" office:value="0.425">
                <text:p>0.425</text:p>
              </table:table-cell>
              <table:table-cell office:value-type="float" office:value="0.391">
                <text:p>0.391</text:p>
              </table:table-cell>
              <table:table-cell office:value-type="float" office:value="0.48875">
                <text:p>0.48875</text:p>
              </table:table-cell>
              <table:table-cell office:value-type="float" office:value="0.782">
                <text:p>0.782</text:p>
              </table:table-cell>
              <table:table-cell office:value-type="float" office:value="0.0977499999999999">
                <text:p>0.0977499999999999</text:p>
              </table:table-cell>
            </table:table-row>
            <table:table-row>
              <table:table-cell office:value-type="float" office:value="-0.100000000000002">
                <text:p>-0.100000000000002</text:p>
              </table:table-cell>
              <table:table-cell office:value-type="float" office:value="0.45">
                <text:p>0.45</text:p>
              </table:table-cell>
              <table:table-cell office:value-type="float" office:value="0.396">
                <text:p>0.396</text:p>
              </table:table-cell>
              <table:table-cell office:value-type="float" office:value="0.495">
                <text:p>0.495</text:p>
              </table:table-cell>
              <table:table-cell office:value-type="float" office:value="0.792">
                <text:p>0.79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-0.0500000000000019">
                <text:p>-0.0500000000000019</text:p>
              </table:table-cell>
              <table:table-cell office:value-type="float" office:value="0.475">
                <text:p>0.475</text:p>
              </table:table-cell>
              <table:table-cell office:value-type="float" office:value="0.399">
                <text:p>0.399</text:p>
              </table:table-cell>
              <table:table-cell office:value-type="float" office:value="0.49875">
                <text:p>0.49875</text:p>
              </table:table-cell>
              <table:table-cell office:value-type="float" office:value="0.798">
                <text:p>0.798</text:p>
              </table:table-cell>
              <table:table-cell office:value-type="float" office:value="0.09975">
                <text:p>0.099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0499999999999978">
                <text:p>0.0499999999999978</text:p>
              </table:table-cell>
              <table:table-cell office:value-type="float" office:value="0.525">
                <text:p>0.525</text:p>
              </table:table-cell>
              <table:table-cell office:value-type="float" office:value="0.4015">
                <text:p>0.4015</text:p>
              </table:table-cell>
              <table:table-cell office:value-type="float" office:value="0.50125">
                <text:p>0.50125</text:p>
              </table:table-cell>
              <table:table-cell office:value-type="float" office:value="0.8005">
                <text:p>0.8005</text:p>
              </table:table-cell>
              <table:table-cell office:value-type="float" office:value="0.10225">
                <text:p>0.10225</text:p>
              </table:table-cell>
            </table:table-row>
            <table:table-row>
              <table:table-cell office:value-type="float" office:value="0.0999999999999979">
                <text:p>0.0999999999999979</text:p>
              </table:table-cell>
              <table:table-cell office:value-type="float" office:value="0.55">
                <text:p>0.55</text:p>
              </table:table-cell>
              <table:table-cell office:value-type="float" office:value="0.406">
                <text:p>0.406</text:p>
              </table:table-cell>
              <table:table-cell office:value-type="float" office:value="0.505">
                <text:p>0.505</text:p>
              </table:table-cell>
              <table:table-cell office:value-type="float" office:value="0.802">
                <text:p>0.80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0.149999999999998">
                <text:p>0.149999999999998</text:p>
              </table:table-cell>
              <table:table-cell office:value-type="float" office:value="0.575">
                <text:p>0.575</text:p>
              </table:table-cell>
              <table:table-cell office:value-type="float" office:value="0.4135">
                <text:p>0.4135</text:p>
              </table:table-cell>
              <table:table-cell office:value-type="float" office:value="0.51125">
                <text:p>0.51125</text:p>
              </table:table-cell>
              <table:table-cell office:value-type="float" office:value="0.8045">
                <text:p>0.8045</text:p>
              </table:table-cell>
              <table:table-cell office:value-type="float" office:value="0.120249999999999">
                <text:p>0.120249999999999</text:p>
              </table:table-cell>
            </table:table-row>
            <table:table-row>
              <table:table-cell office:value-type="float" office:value="0.199999999999998">
                <text:p>0.199999999999998</text:p>
              </table:table-cell>
              <table:table-cell office:value-type="float" office:value="0.6">
                <text:p>0.6</text:p>
              </table:table-cell>
              <table:table-cell office:value-type="float" office:value="0.424">
                <text:p>0.424</text:p>
              </table:table-cell>
              <table:table-cell office:value-type="float" office:value="0.52">
                <text:p>0.52</text:p>
              </table:table-cell>
              <table:table-cell office:value-type="float" office:value="0.808">
                <text:p>0.808</text:p>
              </table:table-cell>
              <table:table-cell office:value-type="float" office:value="0.135999999999999">
                <text:p>0.135999999999999</text:p>
              </table:table-cell>
            </table:table-row>
            <table:table-row>
              <table:table-cell office:value-type="float" office:value="0.249999999999998">
                <text:p>0.249999999999998</text:p>
              </table:table-cell>
              <table:table-cell office:value-type="float" office:value="0.625">
                <text:p>0.625</text:p>
              </table:table-cell>
              <table:table-cell office:value-type="float" office:value="0.437499999999999">
                <text:p>0.437499999999999</text:p>
              </table:table-cell>
              <table:table-cell office:value-type="float" office:value="0.53125">
                <text:p>0.53125</text:p>
              </table:table-cell>
              <table:table-cell office:value-type="float" office:value="0.8125">
                <text:p>0.8125</text:p>
              </table:table-cell>
              <table:table-cell office:value-type="float" office:value="0.156249999999999">
                <text:p>0.156249999999999</text:p>
              </table:table-cell>
            </table:table-row>
            <table:table-row>
              <table:table-cell office:value-type="float" office:value="0.299999999999998">
                <text:p>0.299999999999998</text:p>
              </table:table-cell>
              <table:table-cell office:value-type="float" office:value="0.65">
                <text:p>0.65</text:p>
              </table:table-cell>
              <table:table-cell office:value-type="float" office:value="0.453999999999999">
                <text:p>0.453999999999999</text:p>
              </table:table-cell>
              <table:table-cell office:value-type="float" office:value="0.544999999999999">
                <text:p>0.544999999999999</text:p>
              </table:table-cell>
              <table:table-cell office:value-type="float" office:value="0.818">
                <text:p>0.818</text:p>
              </table:table-cell>
              <table:table-cell office:value-type="float" office:value="0.180999999999999">
                <text:p>0.180999999999999</text:p>
              </table:table-cell>
            </table:table-row>
            <table:table-row>
              <table:table-cell office:value-type="float" office:value="0.349999999999998">
                <text:p>0.349999999999998</text:p>
              </table:table-cell>
              <table:table-cell office:value-type="float" office:value="0.675">
                <text:p>0.675</text:p>
              </table:table-cell>
              <table:table-cell office:value-type="float" office:value="0.473499999999999">
                <text:p>0.473499999999999</text:p>
              </table:table-cell>
              <table:table-cell office:value-type="float" office:value="0.561249999999999">
                <text:p>0.561249999999999</text:p>
              </table:table-cell>
              <table:table-cell office:value-type="float" office:value="0.8245">
                <text:p>0.8245</text:p>
              </table:table-cell>
              <table:table-cell office:value-type="float" office:value="0.210249999999999">
                <text:p>0.210249999999999</text:p>
              </table:table-cell>
            </table:table-row>
            <table:table-row>
              <table:table-cell office:value-type="float" office:value="0.399999999999998">
                <text:p>0.399999999999998</text:p>
              </table:table-cell>
              <table:table-cell office:value-type="float" office:value="0.7">
                <text:p>0.7</text:p>
              </table:table-cell>
              <table:table-cell office:value-type="float" office:value="0.495999999999999">
                <text:p>0.495999999999999</text:p>
              </table:table-cell>
              <table:table-cell office:value-type="float" office:value="0.579999999999999">
                <text:p>0.579999999999999</text:p>
              </table:table-cell>
              <table:table-cell office:value-type="float" office:value="0.832">
                <text:p>0.832</text:p>
              </table:table-cell>
              <table:table-cell office:value-type="float" office:value="0.243999999999999">
                <text:p>0.243999999999999</text:p>
              </table:table-cell>
            </table:table-row>
            <table:table-row>
              <table:table-cell office:value-type="float" office:value="0.449999999999998">
                <text:p>0.449999999999998</text:p>
              </table:table-cell>
              <table:table-cell office:value-type="float" office:value="0.725">
                <text:p>0.725</text:p>
              </table:table-cell>
              <table:table-cell office:value-type="float" office:value="0.521499999999999">
                <text:p>0.521499999999999</text:p>
              </table:table-cell>
              <table:table-cell office:value-type="float" office:value="0.601249999999999">
                <text:p>0.601249999999999</text:p>
              </table:table-cell>
              <table:table-cell office:value-type="float" office:value="0.8405">
                <text:p>0.8405</text:p>
              </table:table-cell>
              <table:table-cell office:value-type="float" office:value="0.282249999999998">
                <text:p>0.282249999999998</text:p>
              </table:table-cell>
            </table:table-row>
            <table:table-row>
              <table:table-cell office:value-type="float" office:value="0.499999999999998">
                <text:p>0.499999999999998</text:p>
              </table:table-cell>
              <table:table-cell office:value-type="float" office:value="0.75">
                <text:p>0.75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0.85">
                <text:p>0.85</text:p>
              </table:table-cell>
              <table:table-cell office:value-type="float" office:value="0.324999999999998">
                <text:p>0.324999999999998</text:p>
              </table:table-cell>
            </table:table-row>
            <table:table-row>
              <table:table-cell office:value-type="float" office:value="0.549999999999998">
                <text:p>0.549999999999998</text:p>
              </table:table-cell>
              <table:table-cell office:value-type="float" office:value="0.775">
                <text:p>0.775</text:p>
              </table:table-cell>
              <table:table-cell office:value-type="float" office:value="0.581499999999999">
                <text:p>0.581499999999999</text:p>
              </table:table-cell>
              <table:table-cell office:value-type="float" office:value="0.651249999999999">
                <text:p>0.651249999999999</text:p>
              </table:table-cell>
              <table:table-cell office:value-type="float" office:value="0.8605">
                <text:p>0.8605</text:p>
              </table:table-cell>
              <table:table-cell office:value-type="float" office:value="0.372249999999998">
                <text:p>0.372249999999998</text:p>
              </table:table-cell>
            </table:table-row>
            <table:table-row>
              <table:table-cell office:value-type="float" office:value="0.599999999999998">
                <text:p>0.599999999999998</text:p>
              </table:table-cell>
              <table:table-cell office:value-type="float" office:value="0.8">
                <text:p>0.8</text:p>
              </table:table-cell>
              <table:table-cell office:value-type="float" office:value="0.615999999999999">
                <text:p>0.615999999999999</text:p>
              </table:table-cell>
              <table:table-cell office:value-type="float" office:value="0.679999999999999">
                <text:p>0.679999999999999</text:p>
              </table:table-cell>
              <table:table-cell office:value-type="float" office:value="0.872">
                <text:p>0.872</text:p>
              </table:table-cell>
              <table:table-cell office:value-type="float" office:value="0.423999999999998">
                <text:p>0.423999999999998</text:p>
              </table:table-cell>
            </table:table-row>
            <table:table-row>
              <table:table-cell office:value-type="float" office:value="0.649999999999998">
                <text:p>0.649999999999998</text:p>
              </table:table-cell>
              <table:table-cell office:value-type="float" office:value="0.825">
                <text:p>0.825</text:p>
              </table:table-cell>
              <table:table-cell office:value-type="float" office:value="0.653499999999998">
                <text:p>0.653499999999998</text:p>
              </table:table-cell>
              <table:table-cell office:value-type="float" office:value="0.711249999999999">
                <text:p>0.711249999999999</text:p>
              </table:table-cell>
              <table:table-cell office:value-type="float" office:value="0.8845">
                <text:p>0.8845</text:p>
              </table:table-cell>
              <table:table-cell office:value-type="float" office:value="0.480249999999998">
                <text:p>0.480249999999998</text:p>
              </table:table-cell>
            </table:table-row>
            <table:table-row>
              <table:table-cell office:value-type="float" office:value="0.699999999999998">
                <text:p>0.699999999999998</text:p>
              </table:table-cell>
              <table:table-cell office:value-type="float" office:value="0.85">
                <text:p>0.85</text:p>
              </table:table-cell>
              <table:table-cell office:value-type="float" office:value="0.693999999999998">
                <text:p>0.693999999999998</text:p>
              </table:table-cell>
              <table:table-cell office:value-type="float" office:value="0.744999999999999">
                <text:p>0.744999999999999</text:p>
              </table:table-cell>
              <table:table-cell office:value-type="float" office:value="0.897999999999999">
                <text:p>0.897999999999999</text:p>
              </table:table-cell>
              <table:table-cell office:value-type="float" office:value="0.540999999999998">
                <text:p>0.540999999999998</text:p>
              </table:table-cell>
            </table:table-row>
            <table:table-row>
              <table:table-cell office:value-type="float" office:value="0.749999999999998">
                <text:p>0.749999999999998</text:p>
              </table:table-cell>
              <table:table-cell office:value-type="float" office:value="0.875">
                <text:p>0.875</text:p>
              </table:table-cell>
              <table:table-cell office:value-type="float" office:value="0.737499999999998">
                <text:p>0.737499999999998</text:p>
              </table:table-cell>
              <table:table-cell office:value-type="float" office:value="0.781249999999999">
                <text:p>0.781249999999999</text:p>
              </table:table-cell>
              <table:table-cell office:value-type="float" office:value="0.912499999999999">
                <text:p>0.912499999999999</text:p>
              </table:table-cell>
              <table:table-cell office:value-type="float" office:value="0.606249999999998">
                <text:p>0.606249999999998</text:p>
              </table:table-cell>
            </table:table-row>
            <table:table-row>
              <table:table-cell office:value-type="float" office:value="0.799999999999999">
                <text:p>0.799999999999999</text:p>
              </table:table-cell>
              <table:table-cell office:value-type="float" office:value="0.9">
                <text:p>0.9</text:p>
              </table:table-cell>
              <table:table-cell office:value-type="float" office:value="0.783999999999999">
                <text:p>0.783999999999999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0.928">
                <text:p>0.928</text:p>
              </table:table-cell>
              <table:table-cell office:value-type="float" office:value="0.675999999999999">
                <text:p>0.675999999999999</text:p>
              </table:table-cell>
            </table:table-row>
            <table:table-row>
              <table:table-cell office:value-type="float" office:value="0.849999999999998">
                <text:p>0.849999999999998</text:p>
              </table:table-cell>
              <table:table-cell office:value-type="float" office:value="0.925">
                <text:p>0.925</text:p>
              </table:table-cell>
              <table:table-cell office:value-type="float" office:value="0.833499999999998">
                <text:p>0.833499999999998</text:p>
              </table:table-cell>
              <table:table-cell office:value-type="float" office:value="0.861249999999998">
                <text:p>0.861249999999998</text:p>
              </table:table-cell>
              <table:table-cell office:value-type="float" office:value="0.944499999999999">
                <text:p>0.944499999999999</text:p>
              </table:table-cell>
              <table:table-cell office:value-type="float" office:value="0.750249999999997">
                <text:p>0.750249999999997</text:p>
              </table:table-cell>
            </table:table-row>
            <table:table-row>
              <table:table-cell office:value-type="float" office:value="0.899999999999999">
                <text:p>0.899999999999999</text:p>
              </table:table-cell>
              <table:table-cell office:value-type="float" office:value="0.95">
                <text:p>0.95</text:p>
              </table:table-cell>
              <table:table-cell office:value-type="float" office:value="0.885999999999999">
                <text:p>0.885999999999999</text:p>
              </table:table-cell>
              <table:table-cell office:value-type="float" office:value="0.904999999999999">
                <text:p>0.904999999999999</text:p>
              </table:table-cell>
              <table:table-cell office:value-type="float" office:value="0.962">
                <text:p>0.962</text:p>
              </table:table-cell>
              <table:table-cell office:value-type="float" office:value="0.828999999999998">
                <text:p>0.828999999999998</text:p>
              </table:table-cell>
            </table:table-row>
            <table:table-row>
              <table:table-cell office:value-type="float" office:value="0.949999999999999">
                <text:p>0.949999999999999</text:p>
              </table:table-cell>
              <table:table-cell office:value-type="float" office:value="0.975">
                <text:p>0.975</text:p>
              </table:table-cell>
              <table:table-cell office:value-type="float" office:value="0.941499999999999">
                <text:p>0.941499999999999</text:p>
              </table:table-cell>
              <table:table-cell office:value-type="float" office:value="0.951249999999999">
                <text:p>0.951249999999999</text:p>
              </table:table-cell>
              <table:table-cell office:value-type="float" office:value="0.9805">
                <text:p>0.9805</text:p>
              </table:table-cell>
              <table:table-cell office:value-type="float" office:value="0.912249999999998">
                <text:p>0.912249999999998</text:p>
              </table:table-cell>
            </table:table-row>
            <table:table-row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0.999999999999998">
                <text:p>0.999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